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4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14.2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7.66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8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8 年 6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17045" calcext:value-type="float">
            <text:p>117,045</text:p>
          </table:table-cell>
          <table:table-cell table:style-name="ce38" office:value-type="float" office:value="4590" calcext:value-type="float">
            <text:p>4,590</text:p>
          </table:table-cell>
          <table:table-cell table:style-name="ce38" office:value-type="float" office:value="8844" calcext:value-type="float">
            <text:p>8,844</text:p>
          </table:table-cell>
          <table:table-cell table:style-name="ce38" office:value-type="float" office:value="3798" calcext:value-type="float">
            <text:p>3,798</text:p>
          </table:table-cell>
          <table:table-cell table:style-name="ce38" office:value-type="float" office:value="11686" calcext:value-type="float">
            <text:p>11,686</text:p>
          </table:table-cell>
          <table:table-cell table:style-name="ce38" office:value-type="float" office:value="223" calcext:value-type="float">
            <text:p>22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3515" calcext:value-type="float">
            <text:p>33,515</text:p>
          </table:table-cell>
          <table:table-cell table:style-name="ce38" office:value-type="float" office:value="51299" calcext:value-type="float">
            <text:p>51,299</text:p>
          </table:table-cell>
          <table:table-cell table:style-name="ce38" office:value-type="float" office:value="3081" calcext:value-type="float">
            <text:p>3,08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14462" calcext:value-type="float">
            <text:p>114,462</text:p>
          </table:table-cell>
          <table:table-cell table:style-name="ce38" office:value-type="float" office:value="5022" calcext:value-type="float">
            <text:p>5,022</text:p>
          </table:table-cell>
          <table:table-cell table:style-name="ce38" office:value-type="float" office:value="7124" calcext:value-type="float">
            <text:p>7,124</text:p>
          </table:table-cell>
          <table:table-cell table:style-name="ce38" office:value-type="float" office:value="3649" calcext:value-type="float">
            <text:p>3,649</text:p>
          </table:table-cell>
          <table:table-cell table:style-name="ce38" office:value-type="float" office:value="12259" calcext:value-type="float">
            <text:p>12,259</text:p>
          </table:table-cell>
          <table:table-cell table:style-name="ce38" office:value-type="float" office:value="1517" calcext:value-type="float">
            <text:p>1,51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3515" calcext:value-type="float">
            <text:p>33,515</text:p>
          </table:table-cell>
          <table:table-cell table:style-name="ce38" office:value-type="float" office:value="51301" calcext:value-type="float">
            <text:p>51,301</text:p>
          </table:table-cell>
          <table:table-cell table:style-name="ce38" office:value-type="float" office:value="43" calcext:value-type="float">
            <text:p>43</text:p>
          </table:table-cell>
          <table:table-cell table:style-name="ce44" office:value-type="float" office:value="32" calcext:value-type="float">
            <text:p>32</text:p>
          </table:table-cell>
          <table:table-cell table:style-name="ce62" office:value-type="float" office:value="2583" calcext:value-type="float">
            <text:p>2,583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53131" calcext:value-type="float">
            <text:p>53,131</text:p>
          </table:table-cell>
          <table:table-cell table:style-name="ce39" office:value-type="float" office:value="2029" calcext:value-type="float">
            <text:p>2,029</text:p>
          </table:table-cell>
          <table:table-cell table:style-name="ce39" office:value-type="float" office:value="4144" calcext:value-type="float">
            <text:p>4,144</text:p>
          </table:table-cell>
          <table:table-cell table:style-name="ce39" office:value-type="float" office:value="1795" calcext:value-type="float">
            <text:p>1,795</text:p>
          </table:table-cell>
          <table:table-cell table:style-name="ce39" office:value-type="float" office:value="5273" calcext:value-type="float">
            <text:p>5,273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647" calcext:value-type="float">
            <text:p>15,647</text:p>
          </table:table-cell>
          <table:table-cell table:style-name="ce39" office:value-type="float" office:value="23650" calcext:value-type="float">
            <text:p>23,650</text:p>
          </table:table-cell>
          <table:table-cell table:style-name="ce39" office:value-type="float" office:value="458" calcext:value-type="float">
            <text:p>458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53027" calcext:value-type="float">
            <text:p>53,027</text:p>
          </table:table-cell>
          <table:table-cell table:style-name="ce39" office:value-type="float" office:value="2355" calcext:value-type="float">
            <text:p>2,355</text:p>
          </table:table-cell>
          <table:table-cell table:style-name="ce39" office:value-type="float" office:value="3166" calcext:value-type="float">
            <text:p>3,166</text:p>
          </table:table-cell>
          <table:table-cell table:style-name="ce39" office:value-type="float" office:value="1686" calcext:value-type="float">
            <text:p>1,686</text:p>
          </table:table-cell>
          <table:table-cell table:style-name="ce39" office:value-type="float" office:value="5789" calcext:value-type="float">
            <text:p>5,789</text:p>
          </table:table-cell>
          <table:table-cell table:style-name="ce39" office:value-type="float" office:value="695" calcext:value-type="float">
            <text:p>69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647" calcext:value-type="float">
            <text:p>15,647</text:p>
          </table:table-cell>
          <table:table-cell table:style-name="ce39" office:value-type="float" office:value="23650" calcext:value-type="float">
            <text:p>23,650</text:p>
          </table:table-cell>
          <table:table-cell table:style-name="ce39" office:value-type="float" office:value="20" calcext:value-type="float">
            <text:p>20</text:p>
          </table:table-cell>
          <table:table-cell table:style-name="ce45" office:value-type="float" office:value="19" calcext:value-type="float">
            <text:p>19</text:p>
          </table:table-cell>
          <table:table-cell table:style-name="ce63" office:value-type="float" office:value="104" calcext:value-type="float">
            <text:p>104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63914" calcext:value-type="float">
            <text:p>63,914</text:p>
          </table:table-cell>
          <table:table-cell table:style-name="ce40" office:value-type="float" office:value="2561" calcext:value-type="float">
            <text:p>2,561</text:p>
          </table:table-cell>
          <table:table-cell table:style-name="ce40" office:value-type="float" office:value="4700" calcext:value-type="float">
            <text:p>4,700</text:p>
          </table:table-cell>
          <table:table-cell table:style-name="ce40" office:value-type="float" office:value="2003" calcext:value-type="float">
            <text:p>2,003</text:p>
          </table:table-cell>
          <table:table-cell table:style-name="ce40" office:value-type="float" office:value="6413" calcext:value-type="float">
            <text:p>6,413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868" calcext:value-type="float">
            <text:p>17,868</text:p>
          </table:table-cell>
          <table:table-cell table:style-name="ce40" office:value-type="float" office:value="27649" calcext:value-type="float">
            <text:p>27,649</text:p>
          </table:table-cell>
          <table:table-cell table:style-name="ce40" office:value-type="float" office:value="2623" calcext:value-type="float">
            <text:p>2,62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1435" calcext:value-type="float">
            <text:p>61,435</text:p>
          </table:table-cell>
          <table:table-cell table:style-name="ce40" office:value-type="float" office:value="2667" calcext:value-type="float">
            <text:p>2,667</text:p>
          </table:table-cell>
          <table:table-cell table:style-name="ce40" office:value-type="float" office:value="3958" calcext:value-type="float">
            <text:p>3,958</text:p>
          </table:table-cell>
          <table:table-cell table:style-name="ce40" office:value-type="float" office:value="1963" calcext:value-type="float">
            <text:p>1,963</text:p>
          </table:table-cell>
          <table:table-cell table:style-name="ce40" office:value-type="float" office:value="6470" calcext:value-type="float">
            <text:p>6,470</text:p>
          </table:table-cell>
          <table:table-cell table:style-name="ce40" office:value-type="float" office:value="822" calcext:value-type="float">
            <text:p>82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868" calcext:value-type="float">
            <text:p>17,868</text:p>
          </table:table-cell>
          <table:table-cell table:style-name="ce40" office:value-type="float" office:value="27651" calcext:value-type="float">
            <text:p>27,651</text:p>
          </table:table-cell>
          <table:table-cell table:style-name="ce40" office:value-type="float" office:value="23" calcext:value-type="float">
            <text:p>23</text:p>
          </table:table-cell>
          <table:table-cell table:style-name="ce46" office:value-type="float" office:value="13" calcext:value-type="float">
            <text:p>13</text:p>
          </table:table-cell>
          <table:table-cell table:style-name="ce64" office:value-type="float" office:value="2479" calcext:value-type="float">
            <text:p>2,479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115208" calcext:value-type="float">
            <text:p>115,208</text:p>
          </table:table-cell>
          <table:table-cell table:style-name="ce38" office:value-type="float" office:value="4581" calcext:value-type="float">
            <text:p>4,581</text:p>
          </table:table-cell>
          <table:table-cell table:style-name="ce38" office:value-type="float" office:value="8704" calcext:value-type="float">
            <text:p>8,704</text:p>
          </table:table-cell>
          <table:table-cell table:style-name="ce38" office:value-type="float" office:value="3710" calcext:value-type="float">
            <text:p>3,710</text:p>
          </table:table-cell>
          <table:table-cell table:style-name="ce38" office:value-type="float" office:value="10397" calcext:value-type="float">
            <text:p>10,397</text:p>
          </table:table-cell>
          <table:table-cell table:style-name="ce38" office:value-type="float" office:value="223" calcext:value-type="float">
            <text:p>22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3514" calcext:value-type="float">
            <text:p>33,514</text:p>
          </table:table-cell>
          <table:table-cell table:style-name="ce38" office:value-type="float" office:value="51001" calcext:value-type="float">
            <text:p>51,001</text:p>
          </table:table-cell>
          <table:table-cell table:style-name="ce38" office:value-type="float" office:value="3069" calcext:value-type="float">
            <text:p>3,069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13926" calcext:value-type="float">
            <text:p>113,926</text:p>
          </table:table-cell>
          <table:table-cell table:style-name="ce38" office:value-type="float" office:value="5008" calcext:value-type="float">
            <text:p>5,008</text:p>
          </table:table-cell>
          <table:table-cell table:style-name="ce38" office:value-type="float" office:value="7099" calcext:value-type="float">
            <text:p>7,099</text:p>
          </table:table-cell>
          <table:table-cell table:style-name="ce38" office:value-type="float" office:value="3640" calcext:value-type="float">
            <text:p>3,640</text:p>
          </table:table-cell>
          <table:table-cell table:style-name="ce38" office:value-type="float" office:value="12070" calcext:value-type="float">
            <text:p>12,070</text:p>
          </table:table-cell>
          <table:table-cell table:style-name="ce38" office:value-type="float" office:value="1517" calcext:value-type="float">
            <text:p>1,51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3514" calcext:value-type="float">
            <text:p>33,514</text:p>
          </table:table-cell>
          <table:table-cell table:style-name="ce38" office:value-type="float" office:value="51003" calcext:value-type="float">
            <text:p>51,003</text:p>
          </table:table-cell>
          <table:table-cell table:style-name="ce38" office:value-type="float" office:value="43" calcext:value-type="float">
            <text:p>43</text:p>
          </table:table-cell>
          <table:table-cell table:style-name="ce44" office:value-type="float" office:value="32" calcext:value-type="float">
            <text:p>32</text:p>
          </table:table-cell>
          <table:table-cell table:style-name="ce65" office:value-type="float" office:value="1282" calcext:value-type="float">
            <text:p>1,282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52247" calcext:value-type="float">
            <text:p>52,247</text:p>
          </table:table-cell>
          <table:table-cell table:style-name="ce39" office:value-type="float" office:value="2022" calcext:value-type="float">
            <text:p>2,022</text:p>
          </table:table-cell>
          <table:table-cell table:style-name="ce39" office:value-type="float" office:value="4086" calcext:value-type="float">
            <text:p>4,086</text:p>
          </table:table-cell>
          <table:table-cell table:style-name="ce39" office:value-type="float" office:value="1754" calcext:value-type="float">
            <text:p>1,754</text:p>
          </table:table-cell>
          <table:table-cell table:style-name="ce39" office:value-type="float" office:value="4677" calcext:value-type="float">
            <text:p>4,677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646" calcext:value-type="float">
            <text:p>15,646</text:p>
          </table:table-cell>
          <table:table-cell table:style-name="ce39" office:value-type="float" office:value="23470" calcext:value-type="float">
            <text:p>23,470</text:p>
          </table:table-cell>
          <table:table-cell table:style-name="ce39" office:value-type="float" office:value="457" calcext:value-type="float">
            <text:p>45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52714" calcext:value-type="float">
            <text:p>52,714</text:p>
          </table:table-cell>
          <table:table-cell table:style-name="ce39" office:value-type="float" office:value="2350" calcext:value-type="float">
            <text:p>2,350</text:p>
          </table:table-cell>
          <table:table-cell table:style-name="ce39" office:value-type="float" office:value="3150" calcext:value-type="float">
            <text:p>3,150</text:p>
          </table:table-cell>
          <table:table-cell table:style-name="ce39" office:value-type="float" office:value="1679" calcext:value-type="float">
            <text:p>1,679</text:p>
          </table:table-cell>
          <table:table-cell table:style-name="ce39" office:value-type="float" office:value="5685" calcext:value-type="float">
            <text:p>5,685</text:p>
          </table:table-cell>
          <table:table-cell table:style-name="ce39" office:value-type="float" office:value="695" calcext:value-type="float">
            <text:p>69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646" calcext:value-type="float">
            <text:p>15,646</text:p>
          </table:table-cell>
          <table:table-cell table:style-name="ce39" office:value-type="float" office:value="23470" calcext:value-type="float">
            <text:p>23,470</text:p>
          </table:table-cell>
          <table:table-cell table:style-name="ce39" office:value-type="float" office:value="20" calcext:value-type="float">
            <text:p>20</text:p>
          </table:table-cell>
          <table:table-cell table:style-name="ce45" office:value-type="float" office:value="19" calcext:value-type="float">
            <text:p>19</text:p>
          </table:table-cell>
          <table:table-cell table:style-name="ce66" office:value-type="float" office:value="-467" calcext:value-type="float">
            <text:p><text:s text:c="7"/>－467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62961" calcext:value-type="float">
            <text:p>62,961</text:p>
          </table:table-cell>
          <table:table-cell table:style-name="ce40" office:value-type="float" office:value="2559" calcext:value-type="float">
            <text:p>2,559</text:p>
          </table:table-cell>
          <table:table-cell table:style-name="ce40" office:value-type="float" office:value="4618" calcext:value-type="float">
            <text:p>4,618</text:p>
          </table:table-cell>
          <table:table-cell table:style-name="ce40" office:value-type="float" office:value="1956" calcext:value-type="float">
            <text:p>1,956</text:p>
          </table:table-cell>
          <table:table-cell table:style-name="ce40" office:value-type="float" office:value="5720" calcext:value-type="float">
            <text:p>5,720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868" calcext:value-type="float">
            <text:p>17,868</text:p>
          </table:table-cell>
          <table:table-cell table:style-name="ce40" office:value-type="float" office:value="27531" calcext:value-type="float">
            <text:p>27,531</text:p>
          </table:table-cell>
          <table:table-cell table:style-name="ce40" office:value-type="float" office:value="2612" calcext:value-type="float">
            <text:p>2,61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1212" calcext:value-type="float">
            <text:p>61,212</text:p>
          </table:table-cell>
          <table:table-cell table:style-name="ce40" office:value-type="float" office:value="2658" calcext:value-type="float">
            <text:p>2,658</text:p>
          </table:table-cell>
          <table:table-cell table:style-name="ce40" office:value-type="float" office:value="3949" calcext:value-type="float">
            <text:p>3,949</text:p>
          </table:table-cell>
          <table:table-cell table:style-name="ce40" office:value-type="float" office:value="1961" calcext:value-type="float">
            <text:p>1,961</text:p>
          </table:table-cell>
          <table:table-cell table:style-name="ce40" office:value-type="float" office:value="6385" calcext:value-type="float">
            <text:p>6,385</text:p>
          </table:table-cell>
          <table:table-cell table:style-name="ce40" office:value-type="float" office:value="822" calcext:value-type="float">
            <text:p>82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868" calcext:value-type="float">
            <text:p>17,868</text:p>
          </table:table-cell>
          <table:table-cell table:style-name="ce40" office:value-type="float" office:value="27533" calcext:value-type="float">
            <text:p>27,533</text:p>
          </table:table-cell>
          <table:table-cell table:style-name="ce40" office:value-type="float" office:value="23" calcext:value-type="float">
            <text:p>23</text:p>
          </table:table-cell>
          <table:table-cell table:style-name="ce46" office:value-type="float" office:value="13" calcext:value-type="float">
            <text:p>13</text:p>
          </table:table-cell>
          <table:table-cell table:style-name="ce67" office:value-type="float" office:value="1749" calcext:value-type="float">
            <text:p>1,749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91304" calcext:value-type="float">
            <text:p>91,304</text:p>
          </table:table-cell>
          <table:table-cell table:style-name="ce38" office:value-type="float" office:value="2599" calcext:value-type="float">
            <text:p>2,599</text:p>
          </table:table-cell>
          <table:table-cell table:style-name="ce38" office:value-type="float" office:value="8541" calcext:value-type="float">
            <text:p>8,541</text:p>
          </table:table-cell>
          <table:table-cell table:style-name="ce38" office:value-type="float" office:value="3530" calcext:value-type="float">
            <text:p>3,53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3514" calcext:value-type="float">
            <text:p>33,514</text:p>
          </table:table-cell>
          <table:table-cell table:style-name="ce38" office:value-type="float" office:value="40472" calcext:value-type="float">
            <text:p>40,472</text:p>
          </table:table-cell>
          <table:table-cell table:style-name="ce38" office:value-type="float" office:value="2451" calcext:value-type="float">
            <text:p>2,451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88705" calcext:value-type="float">
            <text:p>88,705</text:p>
          </table:table-cell>
          <table:table-cell table:style-name="ce38" office:value-type="float" office:value="2977" calcext:value-type="float">
            <text:p>2,977</text:p>
          </table:table-cell>
          <table:table-cell table:style-name="ce38" office:value-type="float" office:value="6919" calcext:value-type="float">
            <text:p>6,919</text:p>
          </table:table-cell>
          <table:table-cell table:style-name="ce38" office:value-type="float" office:value="3477" calcext:value-type="float">
            <text:p>3,47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89" calcext:value-type="float">
            <text:p>1,28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3514" calcext:value-type="float">
            <text:p>33,514</text:p>
          </table:table-cell>
          <table:table-cell table:style-name="ce38" office:value-type="float" office:value="40474" calcext:value-type="float">
            <text:p>40,474</text:p>
          </table:table-cell>
          <table:table-cell table:style-name="ce38" office:value-type="float" office:value="27" calcext:value-type="float">
            <text:p>27</text:p>
          </table:table-cell>
          <table:table-cell table:style-name="ce44" office:value-type="float" office:value="28" calcext:value-type="float">
            <text:p>28</text:p>
          </table:table-cell>
          <table:table-cell table:style-name="ce65" office:value-type="float" office:value="2599" calcext:value-type="float">
            <text:p>2,599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1477" calcext:value-type="float">
            <text:p>41,477</text:p>
          </table:table-cell>
          <table:table-cell table:style-name="ce39" office:value-type="float" office:value="1158" calcext:value-type="float">
            <text:p>1,158</text:p>
          </table:table-cell>
          <table:table-cell table:style-name="ce39" office:value-type="float" office:value="4017" calcext:value-type="float">
            <text:p>4,017</text:p>
          </table:table-cell>
          <table:table-cell table:style-name="ce39" office:value-type="float" office:value="1670" calcext:value-type="float">
            <text:p>1,67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646" calcext:value-type="float">
            <text:p>15,646</text:p>
          </table:table-cell>
          <table:table-cell table:style-name="ce39" office:value-type="float" office:value="18579" calcext:value-type="float">
            <text:p>18,579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0961" calcext:value-type="float">
            <text:p>40,961</text:p>
          </table:table-cell>
          <table:table-cell table:style-name="ce39" office:value-type="float" office:value="1436" calcext:value-type="float">
            <text:p>1,436</text:p>
          </table:table-cell>
          <table:table-cell table:style-name="ce39" office:value-type="float" office:value="3066" calcext:value-type="float">
            <text:p>3,066</text:p>
          </table:table-cell>
          <table:table-cell table:style-name="ce39" office:value-type="float" office:value="1610" calcext:value-type="float">
            <text:p>1,6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96" calcext:value-type="float">
            <text:p>59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646" calcext:value-type="float">
            <text:p>15,646</text:p>
          </table:table-cell>
          <table:table-cell table:style-name="ce39" office:value-type="float" office:value="18579" calcext:value-type="float">
            <text:p>18,579</text:p>
          </table:table-cell>
          <table:table-cell table:style-name="ce39" office:value-type="float" office:value="12" calcext:value-type="float">
            <text:p>12</text:p>
          </table:table-cell>
          <table:table-cell table:style-name="ce45" office:value-type="float" office:value="16" calcext:value-type="float">
            <text:p>16</text:p>
          </table:table-cell>
          <table:table-cell table:style-name="ce66" office:value-type="float" office:value="516" calcext:value-type="float">
            <text:p>516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9827" calcext:value-type="float">
            <text:p>49,827</text:p>
          </table:table-cell>
          <table:table-cell table:style-name="ce40" office:value-type="float" office:value="1441" calcext:value-type="float">
            <text:p>1,441</text:p>
          </table:table-cell>
          <table:table-cell table:style-name="ce40" office:value-type="float" office:value="4524" calcext:value-type="float">
            <text:p>4,524</text:p>
          </table:table-cell>
          <table:table-cell table:style-name="ce40" office:value-type="float" office:value="1860" calcext:value-type="float">
            <text:p>1,86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868" calcext:value-type="float">
            <text:p>17,868</text:p>
          </table:table-cell>
          <table:table-cell table:style-name="ce40" office:value-type="float" office:value="21893" calcext:value-type="float">
            <text:p>21,893</text:p>
          </table:table-cell>
          <table:table-cell table:style-name="ce40" office:value-type="float" office:value="2155" calcext:value-type="float">
            <text:p>2,15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7744" calcext:value-type="float">
            <text:p>47,744</text:p>
          </table:table-cell>
          <table:table-cell table:style-name="ce40" office:value-type="float" office:value="1541" calcext:value-type="float">
            <text:p>1,541</text:p>
          </table:table-cell>
          <table:table-cell table:style-name="ce40" office:value-type="float" office:value="3853" calcext:value-type="float">
            <text:p>3,853</text:p>
          </table:table-cell>
          <table:table-cell table:style-name="ce40" office:value-type="float" office:value="1867" calcext:value-type="float">
            <text:p>1,86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93" calcext:value-type="float">
            <text:p>69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868" calcext:value-type="float">
            <text:p>17,868</text:p>
          </table:table-cell>
          <table:table-cell table:style-name="ce40" office:value-type="float" office:value="21895" calcext:value-type="float">
            <text:p>21,895</text:p>
          </table:table-cell>
          <table:table-cell table:style-name="ce40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67" office:value-type="float" office:value="2083" calcext:value-type="float">
            <text:p>2,083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124" calcext:value-type="float">
            <text:p>21,124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5776" calcext:value-type="float">
            <text:p>5,776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44" calcext:value-type="float">
            <text:p>4,844</text:p>
          </table:table-cell>
          <table:table-cell table:style-name="ce41" office:value-type="float" office:value="8667" calcext:value-type="float">
            <text:p>8,667</text:p>
          </table:table-cell>
          <table:table-cell table:style-name="ce41" office:value-type="float" office:value="570" calcext:value-type="float">
            <text:p>5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270" calcext:value-type="float">
            <text:p>20,270</text:p>
          </table:table-cell>
          <table:table-cell table:style-name="ce41" office:value-type="float" office:value="1092" calcext:value-type="float">
            <text:p>1,092</text:p>
          </table:table-cell>
          <table:table-cell table:style-name="ce41" office:value-type="float" office:value="4588" calcext:value-type="float">
            <text:p>4,588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6" calcext:value-type="float">
            <text:p>5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62" calcext:value-type="float">
            <text:p>5,162</text:p>
          </table:table-cell>
          <table:table-cell table:style-name="ce41" office:value-type="float" office:value="8667" calcext:value-type="float">
            <text:p>8,667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854" calcext:value-type="float">
            <text:p>854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650" calcext:value-type="float">
            <text:p>9,650</text:p>
          </table:table-cell>
          <table:table-cell table:style-name="ce42" office:value-type="float" office:value="423" calcext:value-type="float">
            <text:p>423</text:p>
          </table:table-cell>
          <table:table-cell table:style-name="ce42" office:value-type="float" office:value="2688" calcext:value-type="float">
            <text:p>2,688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49" calcext:value-type="float">
            <text:p>2,249</text:p>
          </table:table-cell>
          <table:table-cell table:style-name="ce42" office:value-type="float" office:value="4029" calcext:value-type="float">
            <text:p>4,029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80" calcext:value-type="float">
            <text:p>9,380</text:p>
          </table:table-cell>
          <table:table-cell table:style-name="ce42" office:value-type="float" office:value="496" calcext:value-type="float">
            <text:p>496</text:p>
          </table:table-cell>
          <table:table-cell table:style-name="ce42" office:value-type="float" office:value="2012" calcext:value-type="float">
            <text:p>2,012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95" calcext:value-type="float">
            <text:p>2,495</text:p>
          </table:table-cell>
          <table:table-cell table:style-name="ce42" office:value-type="float" office:value="4029" calcext:value-type="float">
            <text:p>4,02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270" calcext:value-type="float">
            <text:p>27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474" calcext:value-type="float">
            <text:p>11,474</text:p>
          </table:table-cell>
          <table:table-cell table:style-name="ce43" office:value-type="float" office:value="528" calcext:value-type="float">
            <text:p>528</text:p>
          </table:table-cell>
          <table:table-cell table:style-name="ce43" office:value-type="float" office:value="3088" calcext:value-type="float">
            <text:p>3,088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95" calcext:value-type="float">
            <text:p>2,595</text:p>
          </table:table-cell>
          <table:table-cell table:style-name="ce43" office:value-type="float" office:value="4638" calcext:value-type="float">
            <text:p>4,638</text:p>
          </table:table-cell>
          <table:table-cell table:style-name="ce43" office:value-type="float" office:value="470" calcext:value-type="float">
            <text:p>4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90" calcext:value-type="float">
            <text:p>10,890</text:p>
          </table:table-cell>
          <table:table-cell table:style-name="ce43" office:value-type="float" office:value="596" calcext:value-type="float">
            <text:p>596</text:p>
          </table:table-cell>
          <table:table-cell table:style-name="ce43" office:value-type="float" office:value="2576" calcext:value-type="float">
            <text:p>2,576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7" calcext:value-type="float">
            <text:p>30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67" calcext:value-type="float">
            <text:p>2,667</text:p>
          </table:table-cell>
          <table:table-cell table:style-name="ce43" office:value-type="float" office:value="4638" calcext:value-type="float">
            <text:p>4,63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584" calcext:value-type="float">
            <text:p>58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414" calcext:value-type="float">
            <text:p>4,41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96" calcext:value-type="float">
            <text:p>996</text:p>
          </table:table-cell>
          <table:table-cell table:style-name="ce41" office:value-type="float" office:value="3042" calcext:value-type="float">
            <text:p>3,042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03" calcext:value-type="float">
            <text:p>3,80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7" calcext:value-type="float">
            <text:p>577</text:p>
          </table:table-cell>
          <table:table-cell table:style-name="ce41" office:value-type="float" office:value="3042" calcext:value-type="float">
            <text:p>3,04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611" calcext:value-type="float">
            <text:p>611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059" calcext:value-type="float">
            <text:p>2,05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4" calcext:value-type="float">
            <text:p>474</text:p>
          </table:table-cell>
          <table:table-cell table:style-name="ce42" office:value-type="float" office:value="1422" calcext:value-type="float">
            <text:p>1,42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68" calcext:value-type="float">
            <text:p>1,76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1422" calcext:value-type="float">
            <text:p>1,42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91" calcext:value-type="float">
            <text:p>291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355" calcext:value-type="float">
            <text:p>2,35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2" calcext:value-type="float">
            <text:p>522</text:p>
          </table:table-cell>
          <table:table-cell table:style-name="ce43" office:value-type="float" office:value="1620" calcext:value-type="float">
            <text:p>1,62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35" calcext:value-type="float">
            <text:p>2,03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1620" calcext:value-type="float">
            <text:p>1,62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320" calcext:value-type="float">
            <text:p>32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9748" calcext:value-type="float">
            <text:p>9,748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729" calcext:value-type="float">
            <text:p>729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48" calcext:value-type="float">
            <text:p>3,748</text:p>
          </table:table-cell>
          <table:table-cell table:style-name="ce41" office:value-type="float" office:value="4566" calcext:value-type="float">
            <text:p>4,566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816" calcext:value-type="float">
            <text:p>8,816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517" calcext:value-type="float">
            <text:p>517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01" calcext:value-type="float">
            <text:p>3,001</text:p>
          </table:table-cell>
          <table:table-cell table:style-name="ce41" office:value-type="float" office:value="4566" calcext:value-type="float">
            <text:p>4,566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68" office:value-type="float" office:value="932" calcext:value-type="float">
            <text:p>932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462" calcext:value-type="float">
            <text:p>4,462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38" calcext:value-type="float">
            <text:p>1,838</text:p>
          </table:table-cell>
          <table:table-cell table:style-name="ce42" office:value-type="float" office:value="2010" calcext:value-type="float">
            <text:p>2,01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14" calcext:value-type="float">
            <text:p>4,014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37" calcext:value-type="float">
            <text:p>1,437</text:p>
          </table:table-cell>
          <table:table-cell table:style-name="ce42" office:value-type="float" office:value="2010" calcext:value-type="float">
            <text:p>2,01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9" office:value-type="float" office:value="448" calcext:value-type="float">
            <text:p>44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286" calcext:value-type="float">
            <text:p>5,286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367" calcext:value-type="float">
            <text:p>367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10" calcext:value-type="float">
            <text:p>1,910</text:p>
          </table:table-cell>
          <table:table-cell table:style-name="ce43" office:value-type="float" office:value="2556" calcext:value-type="float">
            <text:p>2,556</text:p>
          </table:table-cell>
          <table:table-cell table:style-name="ce43" office:value-type="float" office:value="249" calcext:value-type="float">
            <text:p>2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02" calcext:value-type="float">
            <text:p>4,802</text:p>
          </table:table-cell>
          <table:table-cell table:style-name="ce43" office:value-type="float" office:value="197" calcext:value-type="float">
            <text:p>197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64" calcext:value-type="float">
            <text:p>1,564</text:p>
          </table:table-cell>
          <table:table-cell table:style-name="ce43" office:value-type="float" office:value="2556" calcext:value-type="float">
            <text:p>2,556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70" office:value-type="float" office:value="484" calcext:value-type="float">
            <text:p>48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870" calcext:value-type="float">
            <text:p>2,87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524" calcext:value-type="float">
            <text:p>1,524</text:p>
          </table:table-cell>
          <table:table-cell table:style-name="ce41" office:value-type="float" office:value="1009" calcext:value-type="float">
            <text:p>1,009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07" calcext:value-type="float">
            <text:p>2,407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08" calcext:value-type="float">
            <text:p>1,208</text:p>
          </table:table-cell>
          <table:table-cell table:style-name="ce41" office:value-type="float" office:value="1010" calcext:value-type="float">
            <text:p>1,01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463" calcext:value-type="float">
            <text:p>463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07" calcext:value-type="float">
            <text:p>1,30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17" calcext:value-type="float">
            <text:p>717</text:p>
          </table:table-cell>
          <table:table-cell table:style-name="ce42" office:value-type="float" office:value="451" calcext:value-type="float">
            <text:p>45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80" calcext:value-type="float">
            <text:p>1,08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3" calcext:value-type="float">
            <text:p>553</text:p>
          </table:table-cell>
          <table:table-cell table:style-name="ce42" office:value-type="float" office:value="451" calcext:value-type="float">
            <text:p>45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227" calcext:value-type="float">
            <text:p>227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563" calcext:value-type="float">
            <text:p>1,56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07" calcext:value-type="float">
            <text:p>807</text:p>
          </table:table-cell>
          <table:table-cell table:style-name="ce43" office:value-type="float" office:value="558" calcext:value-type="float">
            <text:p>558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27" calcext:value-type="float">
            <text:p>1,32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5" calcext:value-type="float">
            <text:p>655</text:p>
          </table:table-cell>
          <table:table-cell table:style-name="ce43" office:value-type="float" office:value="559" calcext:value-type="float">
            <text:p>55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236" calcext:value-type="float">
            <text:p>236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947" calcext:value-type="float">
            <text:p>1,947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806" calcext:value-type="float">
            <text:p>806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24" calcext:value-type="float">
            <text:p>2,02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31" calcext:value-type="float">
            <text:p>1,031</text:p>
          </table:table-cell>
          <table:table-cell table:style-name="ce41" office:value-type="float" office:value="806" calcext:value-type="float">
            <text:p>80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77" calcext:value-type="float">
            <text:p><text:s text:c="7"/>－77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93" calcext:value-type="float">
            <text:p>89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9" calcext:value-type="float">
            <text:p>459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9" calcext:value-type="float">
            <text:p>93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4" calcext:value-type="float">
            <text:p>464</text:p>
          </table:table-cell>
          <table:table-cell table:style-name="ce42" office:value-type="float" office:value="364" calcext:value-type="float">
            <text:p>36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46" calcext:value-type="float">
            <text:p><text:s text:c="7"/>－46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054" calcext:value-type="float">
            <text:p>1,05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2" calcext:value-type="float">
            <text:p>472</text:p>
          </table:table-cell>
          <table:table-cell table:style-name="ce43" office:value-type="float" office:value="442" calcext:value-type="float">
            <text:p>442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5" calcext:value-type="float">
            <text:p>1,08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7" calcext:value-type="float">
            <text:p>567</text:p>
          </table:table-cell>
          <table:table-cell table:style-name="ce43" office:value-type="float" office:value="442" calcext:value-type="float">
            <text:p>44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31" calcext:value-type="float">
            <text:p><text:s text:c="7"/>－3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765" calcext:value-type="float">
            <text:p>5,765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15" calcext:value-type="float">
            <text:p>2,915</text:p>
          </table:table-cell>
          <table:table-cell table:style-name="ce41" office:value-type="float" office:value="2386" calcext:value-type="float">
            <text:p>2,386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217" calcext:value-type="float">
            <text:p>6,217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75" calcext:value-type="float">
            <text:p>3,375</text:p>
          </table:table-cell>
          <table:table-cell table:style-name="ce41" office:value-type="float" office:value="2386" calcext:value-type="float">
            <text:p>2,38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68" office:value-type="float" office:value="-452" calcext:value-type="float">
            <text:p><text:s text:c="7"/>－452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601" calcext:value-type="float">
            <text:p>2,60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0" calcext:value-type="float">
            <text:p>1,350</text:p>
          </table:table-cell>
          <table:table-cell table:style-name="ce42" office:value-type="float" office:value="1122" calcext:value-type="float">
            <text:p>1,12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859" calcext:value-type="float">
            <text:p>2,859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15" calcext:value-type="float">
            <text:p>1,515</text:p>
          </table:table-cell>
          <table:table-cell table:style-name="ce42" office:value-type="float" office:value="1122" calcext:value-type="float">
            <text:p>1,12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9" office:value-type="float" office:value="-258" calcext:value-type="float">
            <text:p><text:s text:c="7"/>－25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164" calcext:value-type="float">
            <text:p>3,164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65" calcext:value-type="float">
            <text:p>1,565</text:p>
          </table:table-cell>
          <table:table-cell table:style-name="ce43" office:value-type="float" office:value="1264" calcext:value-type="float">
            <text:p>1,264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358" calcext:value-type="float">
            <text:p>3,358</text:p>
          </table:table-cell>
          <table:table-cell table:number-columns-repeated="2" table:style-name="ce43" office:value-type="float" office:value="75" calcext:value-type="float">
            <text:p>7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60" calcext:value-type="float">
            <text:p>1,860</text:p>
          </table:table-cell>
          <table:table-cell table:style-name="ce43" office:value-type="float" office:value="1264" calcext:value-type="float">
            <text:p>1,26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70" office:value-type="float" office:value="-194" calcext:value-type="float">
            <text:p><text:s text:c="7"/>－19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863" calcext:value-type="float">
            <text:p>3,863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0" calcext:value-type="float">
            <text:p>1,330</text:p>
          </table:table-cell>
          <table:table-cell table:style-name="ce41" office:value-type="float" office:value="2173" calcext:value-type="float">
            <text:p>2,173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74" calcext:value-type="float">
            <text:p>4,274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76" calcext:value-type="float">
            <text:p>1,776</text:p>
          </table:table-cell>
          <table:table-cell table:style-name="ce41" office:value-type="float" office:value="2173" calcext:value-type="float">
            <text:p>2,17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411" calcext:value-type="float">
            <text:p><text:s text:c="7"/>－411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60" calcext:value-type="float">
            <text:p>1,66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float" office:value="958" calcext:value-type="float">
            <text:p>95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23" calcext:value-type="float">
            <text:p>1,923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4" calcext:value-type="float">
            <text:p>804</text:p>
          </table:table-cell>
          <table:table-cell table:style-name="ce42" office:value-type="float" office:value="958" calcext:value-type="float">
            <text:p>95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263" calcext:value-type="float">
            <text:p><text:s text:c="7"/>－26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203" calcext:value-type="float">
            <text:p>2,203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2" calcext:value-type="float">
            <text:p>752</text:p>
          </table:table-cell>
          <table:table-cell table:style-name="ce43" office:value-type="float" office:value="1215" calcext:value-type="float">
            <text:p>1,215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51" calcext:value-type="float">
            <text:p>2,351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2" calcext:value-type="float">
            <text:p>972</text:p>
          </table:table-cell>
          <table:table-cell table:style-name="ce43" office:value-type="float" office:value="1215" calcext:value-type="float">
            <text:p>1,21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148" calcext:value-type="float">
            <text:p><text:s text:c="7"/>－14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994" calcext:value-type="float">
            <text:p>1,994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02" calcext:value-type="float">
            <text:p>1,002</text:p>
          </table:table-cell>
          <table:table-cell table:style-name="ce41" office:value-type="float" office:value="773" calcext:value-type="float">
            <text:p>773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83" calcext:value-type="float">
            <text:p>1,88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88" calcext:value-type="float">
            <text:p>988</text:p>
          </table:table-cell>
          <table:table-cell table:style-name="ce41" office:value-type="float" office:value="773" calcext:value-type="float">
            <text:p>7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111" calcext:value-type="float">
            <text:p>111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92" calcext:value-type="float">
            <text:p>89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82" calcext:value-type="float">
            <text:p>882</text:p>
          </table:table-cell>
          <table:table-cell table:number-columns-repeated="2" table:style-name="ce42" office:value-type="float" office:value="19" calcext:value-type="float">
            <text:p>1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375" calcext:value-type="float">
            <text:p>37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0" calcext:value-type="float">
            <text:p>1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02" calcext:value-type="float">
            <text:p>1,10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0" calcext:value-type="float">
            <text:p>560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1" calcext:value-type="float">
            <text:p>1,00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8" calcext:value-type="float">
            <text:p>538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101" calcext:value-type="float">
            <text:p>10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880" calcext:value-type="float">
            <text:p>2,880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73" calcext:value-type="float">
            <text:p>1,373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03" calcext:value-type="float">
            <text:p>2,80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81" calcext:value-type="float">
            <text:p>1,381</text:p>
          </table:table-cell>
          <table:table-cell table:style-name="ce41" office:value-type="float" office:value="1229" calcext:value-type="float">
            <text:p>1,22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77" calcext:value-type="float">
            <text:p>77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70" calcext:value-type="float">
            <text:p>1,27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9" calcext:value-type="float">
            <text:p>619</text:p>
          </table:table-cell>
          <table:table-cell table:style-name="ce42" office:value-type="float" office:value="562" calcext:value-type="float">
            <text:p>56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98" calcext:value-type="float">
            <text:p>1,29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1" calcext:value-type="float">
            <text:p>661</text:p>
          </table:table-cell>
          <table:table-cell table:style-name="ce42" office:value-type="float" office:value="562" calcext:value-type="float">
            <text:p>56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8" calcext:value-type="float">
            <text:p><text:s text:c="7"/>－2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10" calcext:value-type="float">
            <text:p>1,61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4" calcext:value-type="float">
            <text:p>754</text:p>
          </table:table-cell>
          <table:table-cell table:style-name="ce43" office:value-type="float" office:value="667" calcext:value-type="float">
            <text:p>667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05" calcext:value-type="float">
            <text:p>1,50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0" calcext:value-type="float">
            <text:p>720</text:p>
          </table:table-cell>
          <table:table-cell table:style-name="ce43" office:value-type="float" office:value="667" calcext:value-type="float">
            <text:p>66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05" calcext:value-type="float">
            <text:p>105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374" calcext:value-type="float">
            <text:p>2,37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72" calcext:value-type="float">
            <text:p>1,372</text:p>
          </table:table-cell>
          <table:table-cell table:style-name="ce41" office:value-type="float" office:value="783" calcext:value-type="float">
            <text:p>783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83" calcext:value-type="float">
            <text:p>2,38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08" calcext:value-type="float">
            <text:p>1,408</text:p>
          </table:table-cell>
          <table:table-cell table:style-name="ce41" office:value-type="float" office:value="783" calcext:value-type="float">
            <text:p>78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9" calcext:value-type="float">
            <text:p><text:s text:c="7"/>－9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04" calcext:value-type="float">
            <text:p>1,10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2" calcext:value-type="float">
            <text:p>652</text:p>
          </table:table-cell>
          <table:table-cell table:style-name="ce42" office:value-type="float" office:value="379" calcext:value-type="float">
            <text:p>37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24" calcext:value-type="float">
            <text:p>1,12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9" calcext:value-type="float">
            <text:p>639</text:p>
          </table:table-cell>
          <table:table-cell table:style-name="ce42" office:value-type="float" office:value="379" calcext:value-type="float">
            <text:p>37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0" calcext:value-type="float">
            <text:p><text:s text:c="7"/>－2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70" calcext:value-type="float">
            <text:p>1,27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0" calcext:value-type="float">
            <text:p>720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59" calcext:value-type="float">
            <text:p>1,25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9" calcext:value-type="float">
            <text:p>769</text:p>
          </table:table-cell>
          <table:table-cell table:style-name="ce43" office:value-type="float" office:value="404" calcext:value-type="float">
            <text:p>40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1" calcext:value-type="float">
            <text:p>11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895" calcext:value-type="float">
            <text:p>3,895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62" calcext:value-type="float">
            <text:p>1,762</text:p>
          </table:table-cell>
          <table:table-cell table:style-name="ce41" office:value-type="float" office:value="1690" calcext:value-type="float">
            <text:p>1,690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00" calcext:value-type="float">
            <text:p>4,100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39" calcext:value-type="float">
            <text:p>2,039</text:p>
          </table:table-cell>
          <table:table-cell table:style-name="ce41" office:value-type="float" office:value="1690" calcext:value-type="float">
            <text:p>1,69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-205" calcext:value-type="float">
            <text:p><text:s text:c="7"/>－205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63" calcext:value-type="float">
            <text:p>1,76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0" calcext:value-type="float">
            <text:p>820</text:p>
          </table:table-cell>
          <table:table-cell table:style-name="ce42" office:value-type="float" office:value="797" calcext:value-type="float">
            <text:p>79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26" calcext:value-type="float">
            <text:p>1,92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2" calcext:value-type="float">
            <text:p>942</text:p>
          </table:table-cell>
          <table:table-cell table:style-name="ce42" office:value-type="float" office:value="797" calcext:value-type="float">
            <text:p>79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163" calcext:value-type="float">
            <text:p><text:s text:c="7"/>－163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2132" calcext:value-type="float">
            <text:p>2,132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92" calcext:value-type="float">
            <text:p>9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42" calcext:value-type="float">
            <text:p>942</text:p>
          </table:table-cell>
          <table:table-cell table:style-name="ce43" office:value-type="float" office:value="893" calcext:value-type="float">
            <text:p>893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74" calcext:value-type="float">
            <text:p>2,17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7" calcext:value-type="float">
            <text:p>1,097</text:p>
          </table:table-cell>
          <table:table-cell table:style-name="ce43" office:value-type="float" office:value="893" calcext:value-type="float">
            <text:p>89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42" calcext:value-type="float">
            <text:p><text:s text:c="7"/>－42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798" calcext:value-type="float">
            <text:p>4,798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768" calcext:value-type="float">
            <text:p>1,7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88" calcext:value-type="float">
            <text:p>1,088</text:p>
          </table:table-cell>
          <table:table-cell table:style-name="ce41" office:value-type="float" office:value="1594" calcext:value-type="float">
            <text:p>1,594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39" calcext:value-type="float">
            <text:p>5,139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828" calcext:value-type="float">
            <text:p>1,8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99" calcext:value-type="float">
            <text:p>1,399</text:p>
          </table:table-cell>
          <table:table-cell table:style-name="ce41" office:value-type="float" office:value="1594" calcext:value-type="float">
            <text:p>1,59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341" calcext:value-type="float">
            <text:p><text:s text:c="7"/>－341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148" calcext:value-type="float">
            <text:p>2,148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822" calcext:value-type="float">
            <text:p>8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713" calcext:value-type="float">
            <text:p>71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29" calcext:value-type="float">
            <text:p>2,329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9" calcext:value-type="float">
            <text:p>639</text:p>
          </table:table-cell>
          <table:table-cell table:style-name="ce42" office:value-type="float" office:value="713" calcext:value-type="float">
            <text:p>71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181" calcext:value-type="float">
            <text:p><text:s text:c="7"/>－18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650" calcext:value-type="float">
            <text:p>2,650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946" calcext:value-type="float">
            <text:p>9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1" calcext:value-type="float">
            <text:p>581</text:p>
          </table:table-cell>
          <table:table-cell table:style-name="ce43" office:value-type="float" office:value="881" calcext:value-type="float">
            <text:p>881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10" calcext:value-type="float">
            <text:p>2,810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998" calcext:value-type="float">
            <text:p>99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0" calcext:value-type="float">
            <text:p>760</text:p>
          </table:table-cell>
          <table:table-cell table:style-name="ce43" office:value-type="float" office:value="881" calcext:value-type="float">
            <text:p>88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160" calcext:value-type="float">
            <text:p><text:s text:c="7"/>－16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291" calcext:value-type="float">
            <text:p>3,291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7" calcext:value-type="float">
            <text:p>917</text:p>
          </table:table-cell>
          <table:table-cell table:style-name="ce41" office:value-type="float" office:value="1768" calcext:value-type="float">
            <text:p>1,768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26" calcext:value-type="float">
            <text:p>3,526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433" calcext:value-type="float">
            <text:p>4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30" calcext:value-type="float">
            <text:p>1,130</text:p>
          </table:table-cell>
          <table:table-cell table:style-name="ce41" office:value-type="float" office:value="1769" calcext:value-type="float">
            <text:p>1,769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-235" calcext:value-type="float">
            <text:p><text:s text:c="7"/>－235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78" calcext:value-type="float">
            <text:p>1,478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2" calcext:value-type="float">
            <text:p>412</text:p>
          </table:table-cell>
          <table:table-cell table:style-name="ce42" office:value-type="float" office:value="816" calcext:value-type="float">
            <text:p>81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30" calcext:value-type="float">
            <text:p>1,63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816" calcext:value-type="float">
            <text:p>81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52" calcext:value-type="float">
            <text:p><text:s text:c="7"/>－15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13" calcext:value-type="float">
            <text:p>1,813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5" calcext:value-type="float">
            <text:p>505</text:p>
          </table:table-cell>
          <table:table-cell table:style-name="ce43" office:value-type="float" office:value="952" calcext:value-type="float">
            <text:p>952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96" calcext:value-type="float">
            <text:p>1,89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35" calcext:value-type="float">
            <text:p>2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4" calcext:value-type="float">
            <text:p>604</text:p>
          </table:table-cell>
          <table:table-cell table:style-name="ce43" office:value-type="float" office:value="953" calcext:value-type="float">
            <text:p>95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70" office:value-type="float" office:value="-83" calcext:value-type="float">
            <text:p><text:s text:c="7"/>－8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346" calcext:value-type="float">
            <text:p>1,346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2" calcext:value-type="float">
            <text:p>672</text:p>
          </table:table-cell>
          <table:table-cell table:style-name="ce41" office:value-type="float" office:value="520" calcext:value-type="float">
            <text:p>52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73" calcext:value-type="float">
            <text:p>1,17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1" calcext:value-type="float">
            <text:p>531</text:p>
          </table:table-cell>
          <table:table-cell table:style-name="ce41" office:value-type="float" office:value="520" calcext:value-type="float">
            <text:p>5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173" calcext:value-type="float">
            <text:p>17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41" calcext:value-type="float">
            <text:p>64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252" calcext:value-type="float">
            <text:p>25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9" calcext:value-type="float">
            <text:p>57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252" calcext:value-type="float">
            <text:p>2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62" calcext:value-type="float">
            <text:p>6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05" calcext:value-type="float">
            <text:p>70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43" calcext:value-type="float">
            <text:p>343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4" calcext:value-type="float">
            <text:p>59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6" calcext:value-type="float">
            <text:p>276</text:p>
          </table:table-cell>
          <table:table-cell table:style-name="ce43" office:value-type="float" office:value="268" calcext:value-type="float">
            <text:p>26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11" calcext:value-type="float">
            <text:p>11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939" calcext:value-type="float">
            <text:p>1,93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2" calcext:value-type="float">
            <text:p>602</text:p>
          </table:table-cell>
          <table:table-cell table:style-name="ce41" office:value-type="float" office:value="1134" calcext:value-type="float">
            <text:p>1,13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032" calcext:value-type="float">
            <text:p>2,03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1134" calcext:value-type="float">
            <text:p>1,13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93" calcext:value-type="float">
            <text:p><text:s text:c="7"/>－9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75" calcext:value-type="float">
            <text:p>87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46" calcext:value-type="float">
            <text:p>94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516" calcext:value-type="float">
            <text:p>51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71" calcext:value-type="float">
            <text:p><text:s text:c="7"/>－7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64" calcext:value-type="float">
            <text:p>1,06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2" calcext:value-type="float">
            <text:p>312</text:p>
          </table:table-cell>
          <table:table-cell table:style-name="ce43" office:value-type="float" office:value="618" calcext:value-type="float">
            <text:p>61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6" calcext:value-type="float">
            <text:p>1,08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6" calcext:value-type="float">
            <text:p>396</text:p>
          </table:table-cell>
          <table:table-cell table:style-name="ce43" office:value-type="float" office:value="618" calcext:value-type="float">
            <text:p>61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22" calcext:value-type="float">
            <text:p><text:s text:c="7"/>－2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05" calcext:value-type="float">
            <text:p>70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0" calcext:value-type="float">
            <text:p>330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12" calcext:value-type="float">
            <text:p>21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317" calcext:value-type="float">
            <text:p>317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69" calcext:value-type="float">
            <text:p>36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11" calcext:value-type="float">
            <text:p>11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69" calcext:value-type="float">
            <text:p>16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36" calcext:value-type="float">
            <text:p>33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8" calcext:value-type="float">
            <text:p>18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01" calcext:value-type="float">
            <text:p>10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48" calcext:value-type="float">
            <text:p>148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631" calcext:value-type="float">
            <text:p>2,631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9" calcext:value-type="float">
            <text:p>709</text:p>
          </table:table-cell>
          <table:table-cell table:style-name="ce41" office:value-type="float" office:value="1444" calcext:value-type="float">
            <text:p>1,444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626" calcext:value-type="float">
            <text:p>2,62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1444" calcext:value-type="float">
            <text:p>1,44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5" calcext:value-type="float">
            <text:p>5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22" calcext:value-type="float">
            <text:p>1,22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685" calcext:value-type="float">
            <text:p>68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31" calcext:value-type="float">
            <text:p>1,23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8" calcext:value-type="float">
            <text:p>388</text:p>
          </table:table-cell>
          <table:table-cell table:style-name="ce42" office:value-type="float" office:value="685" calcext:value-type="float">
            <text:p>68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9" calcext:value-type="float">
            <text:p><text:s text:c="7"/>－9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409" calcext:value-type="float">
            <text:p>1,409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office:value-type="float" office:value="759" calcext:value-type="float">
            <text:p>759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95" calcext:value-type="float">
            <text:p>1,39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3" calcext:value-type="float">
            <text:p>443</text:p>
          </table:table-cell>
          <table:table-cell table:style-name="ce43" office:value-type="float" office:value="759" calcext:value-type="float">
            <text:p>759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70" office:value-type="float" office:value="14" calcext:value-type="float">
            <text:p>1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575" calcext:value-type="float">
            <text:p>2,575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8" calcext:value-type="float">
            <text:p>1,148</text:p>
          </table:table-cell>
          <table:table-cell table:style-name="ce41" office:value-type="float" office:value="1107" calcext:value-type="float">
            <text:p>1,107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18" calcext:value-type="float">
            <text:p>2,418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27" calcext:value-type="float">
            <text:p>1,127</text:p>
          </table:table-cell>
          <table:table-cell table:style-name="ce41" office:value-type="float" office:value="1107" calcext:value-type="float">
            <text:p>1,10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57" calcext:value-type="float">
            <text:p>15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38" calcext:value-type="float">
            <text:p>1,13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483" calcext:value-type="float">
            <text:p>48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22" calcext:value-type="float">
            <text:p>1,12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6" calcext:value-type="float">
            <text:p>546</text:p>
          </table:table-cell>
          <table:table-cell table:style-name="ce42" office:value-type="float" office:value="483" calcext:value-type="float">
            <text:p>48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6" calcext:value-type="float">
            <text:p>1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37" calcext:value-type="float">
            <text:p>1,437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32" calcext:value-type="float">
            <text:p>632</text:p>
          </table:table-cell>
          <table:table-cell table:style-name="ce43" office:value-type="float" office:value="624" calcext:value-type="float">
            <text:p>624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96" calcext:value-type="float">
            <text:p>1,29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1" calcext:value-type="float">
            <text:p>581</text:p>
          </table:table-cell>
          <table:table-cell table:style-name="ce43" office:value-type="float" office:value="624" calcext:value-type="float">
            <text:p>62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41" calcext:value-type="float">
            <text:p>14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764" calcext:value-type="float">
            <text:p>7,764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81" calcext:value-type="float">
            <text:p>3,681</text:p>
          </table:table-cell>
          <table:table-cell table:style-name="ce41" office:value-type="float" office:value="3332" calcext:value-type="float">
            <text:p>3,332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12" calcext:value-type="float">
            <text:p>7,212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30" calcext:value-type="float">
            <text:p>3,230</text:p>
          </table:table-cell>
          <table:table-cell table:style-name="ce41" office:value-type="float" office:value="3332" calcext:value-type="float">
            <text:p>3,33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" calcext:value-type="float">
            <text:p>15</text:p>
          </table:table-cell>
          <table:table-cell table:style-name="ce68" office:value-type="float" office:value="552" calcext:value-type="float">
            <text:p>552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542" calcext:value-type="float">
            <text:p>3,542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13" calcext:value-type="float">
            <text:p>1,713</text:p>
          </table:table-cell>
          <table:table-cell table:style-name="ce42" office:value-type="float" office:value="1508" calcext:value-type="float">
            <text:p>1,50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14" calcext:value-type="float">
            <text:p>3,314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01" calcext:value-type="float">
            <text:p>1,501</text:p>
          </table:table-cell>
          <table:table-cell table:style-name="ce42" office:value-type="float" office:value="1508" calcext:value-type="float">
            <text:p>1,50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69" office:value-type="float" office:value="228" calcext:value-type="float">
            <text:p>22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222" calcext:value-type="float">
            <text:p>4,222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68" calcext:value-type="float">
            <text:p>1,968</text:p>
          </table:table-cell>
          <table:table-cell table:style-name="ce43" office:value-type="float" office:value="1824" calcext:value-type="float">
            <text:p>1,824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98" calcext:value-type="float">
            <text:p>3,898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29" calcext:value-type="float">
            <text:p>1,729</text:p>
          </table:table-cell>
          <table:table-cell table:style-name="ce43" office:value-type="float" office:value="1824" calcext:value-type="float">
            <text:p>1,82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70" office:value-type="float" office:value="324" calcext:value-type="float">
            <text:p>32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79" calcext:value-type="float">
            <text:p>1,57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523" calcext:value-type="float">
            <text:p>52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01" calcext:value-type="float">
            <text:p>1,50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523" calcext:value-type="float">
            <text:p>52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78" calcext:value-type="float">
            <text:p>7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81" calcext:value-type="float">
            <text:p>68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6" calcext:value-type="float">
            <text:p>396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8" calcext:value-type="float">
            <text:p>67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229" calcext:value-type="float">
            <text:p>22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3" calcext:value-type="float">
            <text:p>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98" calcext:value-type="float">
            <text:p>89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3" calcext:value-type="float">
            <text:p>513</text:p>
          </table:table-cell>
          <table:table-cell table:style-name="ce43" office:value-type="float" office:value="294" calcext:value-type="float">
            <text:p>29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3" calcext:value-type="float">
            <text:p>82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9" calcext:value-type="float">
            <text:p>459</text:p>
          </table:table-cell>
          <table:table-cell table:style-name="ce43" office:value-type="float" office:value="294" calcext:value-type="float">
            <text:p>29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75" calcext:value-type="float">
            <text:p>75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802" calcext:value-type="float">
            <text:p>3,802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61" calcext:value-type="float">
            <text:p>1,661</text:p>
          </table:table-cell>
          <table:table-cell table:style-name="ce41" office:value-type="float" office:value="1714" calcext:value-type="float">
            <text:p>1,714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710" calcext:value-type="float">
            <text:p>3,710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83" calcext:value-type="float">
            <text:p>1,583</text:p>
          </table:table-cell>
          <table:table-cell table:style-name="ce41" office:value-type="float" office:value="1714" calcext:value-type="float">
            <text:p>1,71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92" calcext:value-type="float">
            <text:p>92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22" calcext:value-type="float">
            <text:p>1,722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8" calcext:value-type="float">
            <text:p>768</text:p>
          </table:table-cell>
          <table:table-cell table:style-name="ce42" office:value-type="float" office:value="797" calcext:value-type="float">
            <text:p>79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739" calcext:value-type="float">
            <text:p>1,739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1" calcext:value-type="float">
            <text:p>751</text:p>
          </table:table-cell>
          <table:table-cell table:style-name="ce42" office:value-type="float" office:value="797" calcext:value-type="float">
            <text:p>79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7" calcext:value-type="float">
            <text:p><text:s text:c="7"/>－17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080" calcext:value-type="float">
            <text:p>2,080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3" calcext:value-type="float">
            <text:p>893</text:p>
          </table:table-cell>
          <table:table-cell table:style-name="ce43" office:value-type="float" office:value="917" calcext:value-type="float">
            <text:p>917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71" calcext:value-type="float">
            <text:p>1,971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2" calcext:value-type="float">
            <text:p>832</text:p>
          </table:table-cell>
          <table:table-cell table:style-name="ce43" office:value-type="float" office:value="917" calcext:value-type="float">
            <text:p>91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09" calcext:value-type="float">
            <text:p>109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5565" calcext:value-type="float">
            <text:p>15,565</text:p>
          </table:table-cell>
          <table:table-cell table:style-name="ce44" office:value-type="float" office:value="1679" calcext:value-type="float">
            <text:p>1,67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0" calcext:value-type="float">
            <text:p>180</text:p>
          </table:table-cell>
          <table:table-cell table:style-name="ce44" office:value-type="float" office:value="6920" calcext:value-type="float">
            <text:p>6,920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6346" calcext:value-type="float">
            <text:p>6,346</text:p>
          </table:table-cell>
          <table:table-cell table:style-name="ce44" office:value-type="float" office:value="414" calcext:value-type="float">
            <text:p>41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6878" calcext:value-type="float">
            <text:p>16,878</text:p>
          </table:table-cell>
          <table:table-cell table:style-name="ce44" office:value-type="float" office:value="1674" calcext:value-type="float">
            <text:p>1,67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3" calcext:value-type="float">
            <text:p>163</text:p>
          </table:table-cell>
          <table:table-cell table:style-name="ce44" office:value-type="float" office:value="8540" calcext:value-type="float">
            <text:p>8,540</text:p>
          </table:table-cell>
          <table:table-cell table:style-name="ce44" office:value-type="float" office:value="140" calcext:value-type="float">
            <text:p>14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6346" calcext:value-type="float">
            <text:p>6,34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3" calcext:value-type="float">
            <text:p>3</text:p>
          </table:table-cell>
          <table:table-cell table:style-name="ce65" office:value-type="float" office:value="-1313" calcext:value-type="float">
            <text:p><text:s text:c="7"/>－1,313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6922" calcext:value-type="float">
            <text:p>6,922</text:p>
          </table:table-cell>
          <table:table-cell table:style-name="ce45" office:value-type="float" office:value="736" calcext:value-type="float">
            <text:p>736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3067" calcext:value-type="float">
            <text:p>3,067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882" calcext:value-type="float">
            <text:p>2,882</text:p>
          </table:table-cell>
          <table:table-cell table:style-name="ce45" office:value-type="float" office:value="136" calcext:value-type="float">
            <text:p>13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7770" calcext:value-type="float">
            <text:p>7,770</text:p>
          </table:table-cell>
          <table:table-cell table:style-name="ce45" office:value-type="float" office:value="736" calcext:value-type="float">
            <text:p>736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4016" calcext:value-type="float">
            <text:p>4,016</text:p>
          </table:table-cell>
          <table:table-cell table:style-name="ce45" office:value-type="float" office:value="58" calcext:value-type="float">
            <text:p>58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882" calcext:value-type="float">
            <text:p>2,882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" calcext:value-type="float">
            <text:p>2</text:p>
          </table:table-cell>
          <table:table-cell table:style-name="ce66" office:value-type="float" office:value="-848" calcext:value-type="float">
            <text:p><text:s text:c="7"/>－848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8643" calcext:value-type="float">
            <text:p>8,643</text:p>
          </table:table-cell>
          <table:table-cell table:style-name="ce46" office:value-type="float" office:value="943" calcext:value-type="float">
            <text:p>943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96" calcext:value-type="float">
            <text:p>96</text:p>
          </table:table-cell>
          <table:table-cell table:style-name="ce46" office:value-type="float" office:value="3853" calcext:value-type="float">
            <text:p>3,853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3464" calcext:value-type="float">
            <text:p>3,464</text:p>
          </table:table-cell>
          <table:table-cell table:style-name="ce46" office:value-type="float" office:value="278" calcext:value-type="float">
            <text:p>278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9108" calcext:value-type="float">
            <text:p>9,108</text:p>
          </table:table-cell>
          <table:table-cell table:style-name="ce46" office:value-type="float" office:value="938" calcext:value-type="float">
            <text:p>938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4524" calcext:value-type="float">
            <text:p>4,524</text:p>
          </table:table-cell>
          <table:table-cell table:style-name="ce46" office:value-type="float" office:value="82" calcext:value-type="float">
            <text:p>82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3464" calcext:value-type="float">
            <text:p>3,46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67" office:value-type="float" office:value="-465" calcext:value-type="float">
            <text:p><text:s text:c="7"/>－465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8339" calcext:value-type="float">
            <text:p>8,339</text:p>
          </table:table-cell>
          <table:table-cell table:style-name="ce44" office:value-type="float" office:value="303" calcext:value-type="float">
            <text:p>303</text:p>
          </table:table-cell>
          <table:table-cell table:style-name="ce44" office:value-type="float" office:value="163" calcext:value-type="float">
            <text:p>16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477" calcext:value-type="float">
            <text:p>3,477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4183" calcext:value-type="float">
            <text:p>4,183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343" calcext:value-type="float">
            <text:p>8,343</text:p>
          </table:table-cell>
          <table:table-cell table:style-name="ce44" office:value-type="float" office:value="357" calcext:value-type="float">
            <text:p>357</text:p>
          </table:table-cell>
          <table:table-cell table:style-name="ce44" office:value-type="float" office:value="180" calcext:value-type="float">
            <text:p>18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530" calcext:value-type="float">
            <text:p>3,530</text:p>
          </table:table-cell>
          <table:table-cell table:style-name="ce44" office:value-type="float" office:value="88" calcext:value-type="float">
            <text:p>8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4183" calcext:value-type="float">
            <text:p>4,18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-4" calcext:value-type="float">
            <text:p><text:s text:c="7"/>－4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848" calcext:value-type="float">
            <text:p>3,848</text:p>
          </table:table-cell>
          <table:table-cell table:style-name="ce45" office:value-type="float" office:value="128" calcext:value-type="float">
            <text:p>12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610" calcext:value-type="float">
            <text:p>1,610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009" calcext:value-type="float">
            <text:p>2,009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3983" calcext:value-type="float">
            <text:p>3,983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669" calcext:value-type="float">
            <text:p>1,669</text:p>
          </table:table-cell>
          <table:table-cell table:style-name="ce45" office:value-type="float" office:value="41" calcext:value-type="float">
            <text:p>41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009" calcext:value-type="float">
            <text:p>2,009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66" office:value-type="float" office:value="-135" calcext:value-type="float">
            <text:p><text:s text:c="7"/>－135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4491" calcext:value-type="float">
            <text:p>4,491</text:p>
          </table:table-cell>
          <table:table-cell table:style-name="ce46" office:value-type="float" office:value="175" calcext:value-type="float">
            <text:p>175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867" calcext:value-type="float">
            <text:p>1,867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174" calcext:value-type="float">
            <text:p>2,174</text:p>
          </table:table-cell>
          <table:table-cell table:style-name="ce46" office:value-type="float" office:value="179" calcext:value-type="float">
            <text:p>179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4360" calcext:value-type="float">
            <text:p>4,360</text:p>
          </table:table-cell>
          <table:table-cell table:style-name="ce46" office:value-type="float" office:value="179" calcext:value-type="float">
            <text:p>179</text:p>
          </table:table-cell>
          <table:table-cell table:style-name="ce46" office:value-type="float" office:value="96" calcext:value-type="float">
            <text:p>9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861" calcext:value-type="float">
            <text:p>1,861</text:p>
          </table:table-cell>
          <table:table-cell table:style-name="ce46" office:value-type="float" office:value="47" calcext:value-type="float">
            <text:p>47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174" calcext:value-type="float">
            <text:p>2,17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-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837" calcext:value-type="float">
            <text:p>1,83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1289" calcext:value-type="float">
            <text:p>1,28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98" calcext:value-type="float">
            <text:p>29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36" calcext:value-type="float">
            <text:p>53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89" calcext:value-type="float">
            <text:p>18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98" calcext:value-type="float">
            <text:p>29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1301" calcext:value-type="float">
            <text:p>1,301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884" calcext:value-type="float">
            <text:p>884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596" calcext:value-type="float">
            <text:p>596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313" calcext:value-type="float">
            <text:p>31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04" calcext:value-type="float">
            <text:p>10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80" calcext:value-type="float">
            <text:p>180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571" calcext:value-type="float">
            <text:p>571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953" calcext:value-type="float">
            <text:p>95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693" calcext:value-type="float">
            <text:p>693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118" calcext:value-type="float">
            <text:p>118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223" calcext:value-type="float">
            <text:p>223</text:p>
          </table:table-cell>
          <table:table-cell table:number-columns-repeated="2" table:style-name="ce46" office:value-type="float" office:value="9" calcext:value-type="float">
            <text:p>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5" calcext:value-type="float">
            <text:p>85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118" calcext:value-type="float">
            <text:p>118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730" calcext:value-type="float">
            <text:p>73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57" calcext:value-type="float">
            <text:p>1,75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236" calcext:value-type="float">
            <text:p>1,23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2" calcext:value-type="float">
            <text:p>47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48" calcext:value-type="float">
            <text:p>14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88" calcext:value-type="float">
            <text:p>28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285" calcext:value-type="float">
            <text:p>1,285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29" calcext:value-type="float">
            <text:p>82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558" calcext:value-type="float">
            <text:p>55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75" calcext:value-type="float">
            <text:p>7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72" calcext:value-type="float">
            <text:p>17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559" calcext:value-type="float">
            <text:p>55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28" calcext:value-type="float">
            <text:p>92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678" calcext:value-type="float">
            <text:p>67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3" calcext:value-type="float">
            <text:p>7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6" calcext:value-type="float">
            <text:p>11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726" calcext:value-type="float">
            <text:p>72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3" calcext:value-type="float">
            <text:p>5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6" calcext:value-type="float">
            <text:p>1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8" calcext:value-type="float">
            <text:p>3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2" calcext:value-type="float">
            <text:p>1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4" calcext:value-type="float">
            <text:p>4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8年7月7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7-07T15:27:44</meta:creation-date>
    <dc:creator>user</dc:creator>
    <dc:date>2009-07-07T15:28:20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